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13d9"/>
    </style:style>
    <style:style style:name="T2" style:family="text">
      <style:text-properties officeooo:rsid="001dfff2"/>
    </style:style>
    <style:style style:name="T3" style:family="text">
      <style:text-properties officeooo:rsid="001f1c14"/>
    </style:style>
    <style:style style:name="T4" style:family="text">
      <style:text-properties officeooo:rsid="0020a1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a xlink:type="simple" xlink:href="https://leetcode.com/problems/step-by-step-directions-from-a-binary-tree-node-to-another/" text:style-name="Internet_20_link" text:visited-style-name="Visited_20_Internet_20_Link">2096. Step-By-Step Directions From a Binary Tree Node to Another</text:a></text:h>
      <text:p text:style-name="Standard">/*</text:p>
      <text:p text:style-name="Standard"><text:s text:c="4"/>Recusrion,backtrackin<text:span text:style-name="T1">g</text:span>,DFS,<text:span text:style-name="T2">two pointers</text:span></text:p>
      <text:p text:style-name="Standard"><text:s text:c="4"/>Time complexity: O(n)</text:p>
      <text:p text:style-name="Standard"><text:s text:c="4"/>Extra space complexity: <text:span text:style-name="T3">O</text:span>(<text:span text:style-name="T4">n</text:span>)</text:p>
      <text:p text:style-name="Standard">*/</text:p>
      <text:p text:style-name="Standard">class Solution {</text:p>
      <text:p text:style-name="Standard"><text:s text:c="4"/>public:</text:p>
      <text:p text:style-name="Standard"><text:s text:c="8"/>void find_path(TreeNode* p,int val,std::string&amp; path_tmp,std::string&amp; path){</text:p>
      <text:p text:style-name="Standard"><text:s text:c="12"/>if(!p) return;</text:p>
      <text:p text:style-name="Standard"/>
      <text:p text:style-name="Standard"><text:s text:c="12"/>if(p-&gt;val==val) path=path_tmp;</text:p>
      <text:p text:style-name="Standard"/>
      <text:p text:style-name="Standard"><text:s text:c="12"/>path_tmp.push_back('L');</text:p>
      <text:p text:style-name="Standard"><text:s text:c="12"/>find_path(p-&gt;left,val,path_tmp,path);</text:p>
      <text:p text:style-name="Standard"><text:s text:c="12"/>path_tmp.pop_back();</text:p>
      <text:p text:style-name="Standard"/>
      <text:p text:style-name="Standard"><text:s text:c="12"/>path_tmp.push_back('R');</text:p>
      <text:p text:style-name="Standard"><text:s text:c="12"/>find_path(p-&gt;right,val,path_tmp,path);</text:p>
      <text:p text:style-name="Standard"><text:s text:c="12"/>path_tmp.pop_back();</text:p>
      <text:p text:style-name="Standard"><text:s text:c="8"/>}</text:p>
      <text:p text:style-name="Standard"/>
      <text:p text:style-name="Standard"><text:s text:c="8"/>string getDirections(TreeNode* root, int startValue, int destValue){</text:p>
      <text:p text:style-name="Standard"><text:s text:c="12"/>std::string tmp,path_start;</text:p>
      <text:p text:style-name="Standard"><text:s text:c="12"/>find_path(root,startValue,tmp,path_start);</text:p>
      <text:p text:style-name="Standard"/>
      <text:p text:style-name="Standard"><text:s text:c="12"/>tmp="";</text:p>
      <text:p text:style-name="Standard"><text:s text:c="12"/>std::string path_dest;</text:p>
      <text:p text:style-name="Standard"><text:s text:c="12"/>find_path(root,destValue,tmp,path_dest);</text:p>
      <text:p text:style-name="Standard"/>
      <text:p text:style-name="Standard"><text:s text:c="12"/>int i=0,j=0;</text:p>
      <text:p text:style-name="Standard"><text:s text:c="12"/>while(i&lt;path_start.size()&amp;&amp;j&lt;path_dest.size()&amp;&amp;path_start[i]==path_dest[j]){</text:p>
      <text:p text:style-name="Standard"><text:s text:c="16"/>i++;</text:p>
      <text:p text:style-name="Standard"><text:s text:c="16"/>j++;</text:p>
      <text:p text:style-name="Standard"><text:s text:c="12"/>}</text:p>
      <text:p text:style-name="Standard"><text:s text:c="12"/></text:p>
      <text:p text:style-name="Standard"><text:s text:c="12"/>/*std::cout&lt;&lt;path_start&lt;&lt;'/'&lt;&lt;path_dest&lt;&lt;'\n';</text:p>
      <text:p text:style-name="Standard"><text:s text:c="12"/>std::cout&lt;&lt;i&lt;&lt;'/'&lt;&lt;j&lt;&lt;'\n';*/</text:p>
      <text:p text:style-name="Standard"/>
      <text:p text:style-name="Standard"><text:s text:c="12"/>path_start=path_start.substr(i,path_start.size()-i);</text:p>
      <text:p text:style-name="Standard"><text:s text:c="12"/>path_dest=path_dest.substr(i,path_dest.size()-i);</text:p>
      <text:p text:style-name="Standard"/>
      <text:p text:style-name="Standard"><text:s text:c="12"/>for(auto&amp; c: path_start) c='U';</text:p>
      <text:p text:style-name="Standard"><text:s text:c="12"/></text:p>
      <text:p text:style-name="Standard"><text:s text:c="12"/>return path_start+path_dest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2:05:07.906304797</meta:creation-date>
    <dc:date>2024-07-16T12:32:46.988571506</dc:date>
    <meta:editing-duration>PT5M1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9" meta:word-count="74" meta:character-count="1372" meta:non-whitespace-character-count="967"/>
  </office:meta>
</office:document-meta>
</file>